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68a" officeooo:paragraph-rsid="001d968a"/>
    </style:style>
    <style:style style:name="P2" style:family="paragraph" style:parent-style-name="Standard">
      <style:text-properties fo:font-size="6pt" fo:font-weight="bold" officeooo:rsid="001d968a" officeooo:paragraph-rsid="001d968a" style:font-size-asian="5.25pt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document, all is unclear, <text:s/></text:p>
      <text:p text:style-name="P1">A mix of truth and whispers we fear. <text:s/></text:p>
      <text:p text:style-name="P1">Only time will unveil what’s concealed, <text:s/></text:p>
      <text:p text:style-name="P1">As the future unfolds, the truth is revealed. <text:s/></text:p>
      <text:p text:style-name="P1"/>
      <text:p text:style-name="P1">The first chapter speaks of vast, open plains, <text:s/></text:p>
      <text:p text:style-name="P1">The second brings snow, where mystery reigns. <text:s/></text:p>
      <text:p text:style-name="P1">The third tells of ice, a shimmering sight, <text:s/></text:p>
      <text:p text:style-name="P1">The fourth flows with water, reflecting the light. <text:s/></text:p>
      <text:p text:style-name="P1"/>
      <text:p text:style-name="P1">When ice descends, it breathes a chill, <text:s/></text:p>
      <text:p text:style-name="P1">A silent warning of fate’s cruel will. <text:s/></text:p>
      <text:p text:style-name="P1">In its cold grasp, all warmth it denies, <text:s/></text:p>
      <text:p text:style-name="P1">As the world succumbs, and hope slowly dies. <text:s/></text:p>
      <text:p text:style-name="P1"/>
      <text:p text:style-name="P1">Alone on the path, a traveler bold, <text:s/></text:p>
      <text:p text:style-name="P1">He dares to escape from the grip of the cold. <text:s/></text:p>
      <text:p text:style-name="P1">Deeper he falls into shadows that rise, <text:s/></text:p>
      <text:p text:style-name="P1">Until he meets fate with his pitiful cries. <text:s/></text:p>
      <text:p text:style-name="P1"/>
      <text:p text:style-name="P1">So jolly and happy, the spirits take flight, <text:s/></text:p>
      <text:p text:style-name="P1">Yet the stench of death dims the joy of the light. <text:s/></text:p>
      <text:p text:style-name="P1">In a dance of delight, they twirl and they sway, <text:s/></text:p>
      <text:p text:style-name="P1">While shadows of sorrow refuse to give way. <text:s/></text:p>
      <text:p text:style-name="P1"/>
      <text:p text:style-name="P1">This world feels doomed, with darkness at play, <text:s/></text:p>
      <text:p text:style-name="P1">There’s nothing to hold; it’s time to stray. <text:s/></text:p>
      <text:p text:style-name="P1">Seek out the light, let hope be your guide, <text:s/></text:p>
      <text:p text:style-name="P1">Before the Devil comes, with shadows beside. <text:s/></text:p>
      <text:p text:style-name="P1"/>
      <text:p text:style-name="P2">This was made with ChatGPT, Sorry LOL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20:06:42.194647502</meta:creation-date>
    <dc:date>2024-12-07T20:15:32.764693110</dc:date>
    <meta:editing-duration>PT8M50S</meta:editing-duration>
    <meta:editing-cycles>1</meta:editing-cycles>
    <meta:document-statistic meta:table-count="0" meta:image-count="0" meta:object-count="0" meta:page-count="1" meta:paragraph-count="25" meta:word-count="197" meta:character-count="1109" meta:non-whitespace-character-count="889"/>
    <meta:generator>LibreOffice/24.2.7.2$Linux_X86_64 LibreOffice_project/420$Build-2</meta:generator>
  </office:meta>
</office:document-meta>
</file>